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resentations" style:family="table">
      <style:table-properties style:width="5.75in" table:align="center"/>
    </style:style>
    <style:style style:name="Presentations.A" style:family="table-column">
      <style:table-column-properties style:column-width="0.8125in"/>
    </style:style>
    <style:style style:name="Presentations.B" style:family="table-column">
      <style:table-column-properties style:column-width="4.9375in"/>
    </style:style>
    <style:style style:name="Presentations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Presentations.B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Presentations.A2" style:family="table-cell">
      <style:table-cell-properties fo:padding="0.0201in" fo:border-left="0.05pt solid #000000" fo:border-right="none" fo:border-top="none" fo:border-bottom="none" style:writing-mode="page"/>
    </style:style>
    <style:style style:name="Presentations.B2" style:family="table-cell">
      <style:table-cell-properties fo:padding="0.0201in" fo:border-left="none" fo:border-right="0.05pt solid #000000" fo:border-top="none" fo:border-bottom="none" style:writing-mode="page"/>
    </style:style>
    <style:style style:name="Presentations.9" style:family="table-row">
      <style:table-row-properties style:min-row-height="0.5417in"/>
    </style:style>
    <style:style style:name="Presentations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Presentations.B9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officeooo:rsid="0011e4ef" officeooo:paragraph-rsid="0011e4e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1e4ef" officeooo:paragraph-rsid="0011e4e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rsid="0011e4ef" officeooo:paragraph-rsid="0011e4ef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11e4ef" officeooo:paragraph-rsid="0011e4ef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e4ef" officeooo:paragraph-rsid="0011e4ef" style:font-weight-asian="bold" style:font-weight-complex="bold"/>
    </style:style>
    <style:style style:name="P6" style:family="paragraph" style:parent-style-name="Standard">
      <style:text-properties officeooo:rsid="0011e4ef" officeooo:paragraph-rsid="0011e4ef"/>
    </style:style>
    <style:style style:name="P7" style:family="paragraph" style:parent-style-name="Table_20_Contents">
      <style:text-properties officeooo:rsid="0011e4ef" officeooo:paragraph-rsid="0011e4ef"/>
    </style:style>
    <style:style style:name="T1" style:family="text">
      <style:text-properties officeooo:rsid="0012a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Science Research Lab</text:p>
      <text:p text:style-name="P2">Senior Proposal Presentation<text:span text:style-name="T1">s</text:span></text:p>
      <text:p text:style-name="P3"/>
      <text:p text:style-name="P4">Academy of Technology</text:p>
      <text:p text:style-name="P5">September 22, 2025</text:p>
      <text:p text:style-name="P3"/>
      <text:p text:style-name="P6"/>
      <text:p text:style-name="P6"/>
      <table:table table:name="Presentations" table:style-name="Presentations">
        <table:table-column table:style-name="Presentations.A"/>
        <table:table-column table:style-name="Presentations.B"/>
        <table:table-row>
          <table:table-cell table:style-name="Presentations.A1" office:value-type="string">
            <text:p text:style-name="P7">9:40</text:p>
          </table:table-cell>
          <table:table-cell table:style-name="Presentations.B1" office:value-type="string">
            <text:p text:style-name="P7">Intelligent Closet – AI based wardrobe inventory and outfit selector</text:p>
            <text:p text:style-name="P7">Alexander Fleenor</text:p>
            <text:p text:style-name="P7">Dr. Shapiro, Advisor</text:p>
          </table:table-cell>
        </table:table-row>
        <table:table-row>
          <table:table-cell table:style-name="Presentations.A2" office:value-type="string">
            <text:p text:style-name="P7">9:50</text:p>
          </table:table-cell>
          <table:table-cell table:style-name="Presentations.B2" office:value-type="string">
            <text:p text:style-name="P7">NutSolver – Optimal multiplayer poker strategies</text:p>
            <text:p text:style-name="P7">Brian Tay</text:p>
            <text:p text:style-name="P7">Dr. White, Advisor</text:p>
          </table:table-cell>
        </table:table-row>
        <table:table-row>
          <table:table-cell table:style-name="Presentations.A2" office:value-type="string">
            <text:p text:style-name="P7">10:00</text:p>
          </table:table-cell>
          <table:table-cell table:style-name="Presentations.B2" office:value-type="string">
            <text:p text:style-name="P7">TBA</text:p>
            <text:p text:style-name="P7">Joey N</text:p>
            <text:p text:style-name="P7">Dr. Shapiro, Advisor</text:p>
          </table:table-cell>
        </table:table-row>
        <table:table-row>
          <table:table-cell table:style-name="Presentations.A2" office:value-type="string">
            <text:p text:style-name="P7">10:10</text:p>
          </table:table-cell>
          <table:table-cell table:style-name="Presentations.B2" office:value-type="string">
            <text:p text:style-name="P7">Detecting bias in AI-based reviewers</text:p>
            <text:p text:style-name="P7">Jahnavi Singh</text:p>
            <text:p text:style-name="P7">Dr. White, Advisor</text:p>
          </table:table-cell>
        </table:table-row>
        <table:table-row>
          <table:table-cell table:style-name="Presentations.A2" office:value-type="string">
            <text:p text:style-name="P7">10:30</text:p>
          </table:table-cell>
          <table:table-cell table:style-name="Presentations.B2" office:value-type="string">
            <text:p text:style-name="P7">Processing power-efficient multi-agent pathfinding algorithm<text:line-break/>Ben Shaffley<text:line-break/>Dr. Shapiro, Advisor</text:p>
          </table:table-cell>
        </table:table-row>
        <table:table-row>
          <table:table-cell table:style-name="Presentations.A2" office:value-type="string">
            <text:p text:style-name="P7">10:40</text:p>
          </table:table-cell>
          <table:table-cell table:style-name="Presentations.B2" office:value-type="string">
            <text:p text:style-name="P7">Wildfire risk prediction using vegetation stress<text:line-break/>Rhea Nirmal<text:line-break/>Dr. White, Advisor</text:p>
          </table:table-cell>
        </table:table-row>
        <table:table-row>
          <table:table-cell table:style-name="Presentations.A2" office:value-type="string">
            <text:p text:style-name="P7">10:20</text:p>
          </table:table-cell>
          <table:table-cell table:style-name="Presentations.B2" office:value-type="string">
            <text:p text:style-name="P7">AI-Drive browser extension to reduce content scrolling<text:line-break/>Ethan Lio<text:span text:style-name="T1">n</text:span>top<text:line-break/>Dr. Shapiro, Advisor</text:p>
          </table:table-cell>
        </table:table-row>
        <table:table-row>
          <table:table-cell table:style-name="Presentations.A2" office:value-type="string">
            <text:p text:style-name="P7">10:50</text:p>
          </table:table-cell>
          <table:table-cell table:style-name="Presentations.B2" office:value-type="string">
            <text:p text:style-name="P7">Music Therapy Generator<text:line-break/>Brandon Zhang<text:line-break/>Dr. White, Advisor</text:p>
          </table:table-cell>
        </table:table-row>
        <table:table-row table:style-name="Presentations.9">
          <table:table-cell table:style-name="Presentations.A9" office:value-type="string">
            <text:p text:style-name="P7">11:00</text:p>
          </table:table-cell>
          <table:table-cell table:style-name="Presentations.B9" office:value-type="string">
            <text:p text:style-name="P7">Real-time monitoring of Windows registry in volatile memory<text:line-break/>Anik Bakshi and Arush Bodla<text:line-break/>Drs. Shapiro and White, advisor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21:37:55.432809664</meta:creation-date>
    <dc:date>2025-09-21T21:53:16.961168380</dc:date>
    <meta:editing-duration>PT15M18S</meta:editing-duration>
    <meta:editing-cycles>5</meta:editing-cycles>
    <meta:generator>LibreOffice/24.8.7.2$Linux_X86_64 LibreOffice_project/480$Build-2</meta:generator>
    <meta:print-date>2025-09-21T21:52:49.218377595</meta:print-date>
    <meta:document-statistic meta:table-count="1" meta:image-count="0" meta:object-count="0" meta:page-count="1" meta:paragraph-count="30" meta:word-count="121" meta:character-count="854" meta:non-whitespace-character-count="761"/>
  </office:meta>
</office:document-meta>
</file>